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5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6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7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8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9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0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1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2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3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4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15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6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7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18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19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P20" style:family="paragraph" style:parent-style-name="Standard">
      <style:text-properties fo:font-weight="normal" officeooo:rsid="003dd3e7" officeooo:paragraph-rsid="003dd3e7" style:font-weight-asian="normal" style:font-weight-complex="normal"/>
    </style:style>
    <style:style style:name="P21" style:family="paragraph" style:parent-style-name="Standard">
      <style:text-properties fo:font-weight="normal" officeooo:rsid="003f1d30" officeooo:paragraph-rsid="003f1d30" style:font-weight-asian="normal" style:font-weight-complex="normal"/>
    </style:style>
    <style:style style:name="P22" style:family="paragraph" style:parent-style-name="Standard">
      <style:text-properties fo:font-weight="normal" officeooo:rsid="00424556" officeooo:paragraph-rsid="00424556" style:font-weight-asian="normal" style:font-weight-complex="normal"/>
    </style:style>
    <style:style style:name="P23" style:family="paragraph" style:parent-style-name="Standard">
      <style:text-properties fo:font-weight="normal" officeooo:rsid="00446046" officeooo:paragraph-rsid="00446046" style:font-weight-asian="normal" style:font-weight-complex="normal"/>
    </style:style>
    <style:style style:name="P24" style:family="paragraph" style:parent-style-name="Standard">
      <style:text-properties fo:font-weight="normal" officeooo:rsid="002afbe2" officeooo:paragraph-rsid="002afbe2" style:font-weight-asian="normal" style:font-weight-complex="normal"/>
    </style:style>
    <style:style style:name="P25" style:family="paragraph" style:parent-style-name="Standard">
      <style:text-properties fo:font-weight="normal" officeooo:rsid="0046f00d" officeooo:paragraph-rsid="004905e8" style:font-weight-asian="normal" style:font-weight-complex="normal"/>
    </style:style>
    <style:style style:name="P26" style:family="paragraph" style:parent-style-name="Standard">
      <style:text-properties fo:font-weight="normal" officeooo:rsid="0048252b" officeooo:paragraph-rsid="0048252b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3595f8"/>
    </style:style>
    <style:style style:name="T3" style:family="text">
      <style:text-properties officeooo:rsid="0045a847"/>
    </style:style>
    <style:style style:name="T4" style:family="text">
      <style:text-properties officeooo:rsid="004905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25">sudo subscription-manager repos --enable=<text:span text:style-name="T4">rhel-server-rhscl-7-rpms</text:span></text:p>
      <text:p text:style-name="P24">sudo yum -y install devtoolset-12</text:p>
      <text:p text:style-name="P26">sudo yum install devtoolset-12-toolchain</text:p>
      <text:p text:style-name="P21">. /opt/rh/devtoolset-8/enable</text:p>
      <text:p text:style-name="P11"><text:span text:style-name="T2">sudo </text:span>yum -y install gcc-c++</text:p>
      <text:p text:style-name="P11"/>
      <text:p text:style-name="P18">git clone <text:a xlink:type="simple" xlink:href="https://github.com/gcc-mirror/gcc/" text:style-name="Internet_20_link" text:visited-style-name="Visited_20_Internet_20_Link">https://github.com/gcc-mirror/gcc/</text:a></text:p>
      <text:p text:style-name="P19">wget <text:a xlink:type="simple" xlink:href="https://ftp.gnu.org/gnu/gcc/gcc-9.3.0/gcc-9.3.0.tar.gz" text:style-name="Internet_20_link" text:visited-style-name="Visited_20_Internet_20_Link">https://ftp.gnu.org/gnu/gcc/gcc-9.3.0/gcc-9.3.0.tar.gz</text:a></text:p>
      <text:p text:style-name="P19">tar -xzvf <text:a xlink:type="simple" xlink:href="https://ftp.gnu.org/gnu/gcc/gcc-9.3.0/gcc-9.3.0.tar.gz" text:style-name="Internet_20_link" text:visited-style-name="Visited_20_Internet_20_Link">gcc-9.3.0.tar.gz</text:a></text:p>
      <text:p text:style-name="P19">cd <text:a xlink:type="simple" xlink:href="https://ftp.gnu.org/gnu/gcc/gcc-9.3.0/gcc-9.3.0.tar.gz" text:style-name="Internet_20_link" text:visited-style-name="Visited_20_Internet_20_Link">gcc-9.3.0</text:a></text:p>
      <text:p text:style-name="P20">mkdir build</text:p>
      <text:p text:style-name="P20">./contrib/download_prerequisites --directory=build</text:p>
      <text:p text:style-name="P20">cd <text:s text:c="3"/>build</text:p>
      <text:p text:style-name="P20">../configure <text:s text:c="42"/>\</text:p>
      <text:p text:style-name="P20"><text:s text:c="4"/>--prefix=/usr <text:s text:c="37"/>\</text:p>
      <text:p text:style-name="P20"><text:s text:c="4"/>--disable-multilib <text:s text:c="32"/>\</text:p>
      <text:p text:style-name="P20"><text:s text:c="4"/>--with-system-zlib <text:s text:c="32"/>\</text:p>
      <text:p text:style-name="P20"><text:s text:c="4"/>--enable-languages=c,c++,d,fortran,go,objc,obj-c++ \</text:p>
      <text:p text:style-name="P20"><text:s text:c="4"/>--program-suffix=-9.3.0</text:p>
      <text:p text:style-name="P20"/>
      <text:p text:style-name="P20">make -j$(nproc)</text:p>
      <text:p text:style-name="P20">sudo make install -j$(nproc)</text:p>
      <text:p text:style-name="P8"/>
      <text:p text:style-name="P8">wget https://cmake.org/files/v3.30/cmake-3.30.4.tar.gz</text:p>
      <text:p text:style-name="P9">tar -xzvf cmake-3.30.4.tar.gz</text:p>
      <text:p text:style-name="P10">cd cmake-3.30.4</text:p>
      <text:p text:style-name="P16">sudo yum -y install openssl openssl-devel</text:p>
      <text:p text:style-name="P12">./bootstrap –prefix=/usr/local</text:p>
      <text:p text:style-name="P12">make -j$(nproc)</text:p>
      <text:p text:style-name="P12">sudo make install</text:p>
      <text:p text:style-name="P10"/>
      <text:p text:style-name="P13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3">tar -xzvf pcre2-10.44.tar.gz</text:p>
      <text:p text:style-name="P13">cd <text:s/>pcre2-10.44</text:p>
      <text:p text:style-name="P14">sudo yum -y install readline-devel</text:p>
      <text:p text:style-name="P13">./configure --prefix=/usr <text:s text:c="22"/>\</text:p>
      <text:p text:style-name="P13"><text:s text:c="12"/>--docdir=/usr/share/doc/pcre2-10.44 \</text:p>
      <text:p text:style-name="P13"><text:s text:c="12"/>--enable-unicode <text:s text:c="19"/>\</text:p>
      <text:p text:style-name="P13"><text:s text:c="12"/>--enable-jit <text:s text:c="23"/>\</text:p>
      <text:p text:style-name="P13"><text:s text:c="12"/>--enable-pcre2-16 <text:s text:c="18"/>\</text:p>
      <text:p text:style-name="P13"><text:s text:c="12"/>--enable-pcre2-32 <text:s text:c="18"/>\</text:p>
      <text:p text:style-name="P13"><text:s text:c="12"/>--enable-pcre2grep-libz <text:s text:c="12"/>\</text:p>
      <text:p text:style-name="P13"><text:s text:c="12"/>--enable-pcre2grep-libbz2 <text:s text:c="10"/>\</text:p>
      <text:p text:style-name="P13"><text:s text:c="12"/>--enable-pcre2test-libreadline <text:s text:c="5"/>\</text:p>
      <text:p text:style-name="P13"><text:s text:c="12"/>--disable-static <text:s text:c="19"/>&amp;&amp;</text:p>
      <text:p text:style-name="P13">make</text:p>
      <text:p text:style-name="P15">sudo make install</text:p>
      <text:p text:style-name="P5"/>
      <text:p text:style-name="P5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6">tar -xzvf swig-4.2.1.tar.gz</text:p>
      <text:p text:style-name="P7"><text:soft-page-break/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7">cd swig-4.2.1</text:p>
      <text:p text:style-name="P17">./configure</text:p>
      <text:p text:style-name="P17">make</text:p>
      <text:p text:style-name="P17">sudo make install</text:p>
      <text:p text:style-name="P7"/>
      <text:p text:style-name="P22">sudo yum -y install bison <text:span text:style-name="T3">autoconf</text:span></text:p>
      <text:p text:style-name="P23">sudo yum -y install flex</text:p>
      <text:p text:style-name="P4">git clone https://github.com/LNIS-Projects/OpenFPGA.git</text:p>
      <text:p text:style-name="P4">cd OpenFPGA</text:p>
      <text:p text:style-name="P4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3T12:56:50.809377997</dc:date>
    <meta:editing-duration>PT5H7M23S</meta:editing-duration>
    <meta:editing-cycles>34</meta:editing-cycles>
    <meta:generator>LibreOffice/5.3.6.1$Linux_X86_64 LibreOffice_project/30$Build-1</meta:generator>
    <meta:document-statistic meta:table-count="0" meta:image-count="0" meta:object-count="0" meta:page-count="2" meta:paragraph-count="59" meta:word-count="180" meta:character-count="2248" meta:non-whitespace-character-count="1726"/>
  </office:meta>
</office:document-meta>
</file>